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paragraph-properties fo:orphans="0" fo:widows="0"/>
    </style:style>
    <style:style style:name="P5" style:family="paragraph" style:parent-style-name="List_20_Paragraph" style:list-style-name="WWNum1">
      <style:text-properties fo:font-weight="normal" style:font-weight-asian="normal" style:font-weight-complex="normal"/>
    </style:style>
    <style:style style:name="P6" style:family="paragraph" style:parent-style-name="List_20_Paragraph" style:list-style-name="WWNum1">
      <style:paragraph-properties fo:orphans="0" fo:widows="0"/>
      <style:text-properties fo:font-weight="normal" style:font-weight-asian="normal" style:font-weight-complex="normal"/>
    </style:style>
    <style:style style:name="T1" style:family="text">
      <style:text-properties fo:font-size="16pt" style:font-size-asian="16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Times New Roman"/>
    </style:style>
    <style:style style:name="T4" style:family="text">
      <style:text-properties fo:font-weight="bold" style:font-weight-asian="bold" style:font-name-complex="Times New Roman" style:font-weight-complex="bold"/>
    </style:style>
    <style:style style:name="T5" style:family="text">
      <style:text-properties style:font-name-complex="Times New Roman"/>
    </style:style>
    <style:style style:name="T6" style:family="text">
      <style:text-properties fo:font-weight="normal" style:font-weight-asian="normal" style:font-name-complex="Times New Roman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ouch Screen Quiz for Keswick Earthworks</text:span></text:p>
      <text:p text:style-name="P1"><text:span text:style-name="T1">Diaspora Quiz</text:span></text:p>
      <text:p text:style-name="Standard"/>
      <text:p text:style-name="Standard"/>
      <text:list xml:id="list28327785" text:style-name="WWNum1">
        <text:list-item>
          <text:p text:style-name="P3">What is the global population of people on the move?</text:p>
          <text:list>
            <text:list-item>
              <text:p text:style-name="P3">500 million</text:p>
            </text:list-item>
            <text:list-item>
              <text:p text:style-name="P3"><text:span text:style-name="T2">200 million</text:span></text:p>
            </text:list-item>
            <text:list-item>
              <text:p text:style-name="P3">100 million</text:p>
            </text:list-item>
            <text:list-item>
              <text:p text:style-name="P3">350 million</text:p>
            </text:list-item>
            <text:list-item>
              <text:p text:style-name="P3">1 million</text:p>
            </text:list-item>
          </text:list>
        </text:list-item>
        <text:list-item>
          <text:p text:style-name="P3">Someone is more likely to become a Christian...</text:p>
          <text:list>
            <text:list-item>
              <text:p text:style-name="P3"><text:span text:style-name="T2">when they are overseas</text:span></text:p>
            </text:list-item>
            <text:list-item>
              <text:p text:style-name="P3">in their home country</text:p>
            </text:list-item>
            <text:list-item>
              <text:p text:style-name="P3">in their first school</text:p>
            </text:list-item>
            <text:list-item>
              <text:p text:style-name="P3">in their home town</text:p>
            </text:list-item>
            <text:list-item>
              <text:p text:style-name="P3">in their parent's house</text:p>
            </text:list-item>
          </text:list>
        </text:list-item>
        <text:list-item>
          <text:p text:style-name="P3">What % of the population of the Philippines, 92 million is living overseas?</text:p>
          <text:list>
            <text:list-item>
              <text:p text:style-name="P3">2 %</text:p>
            </text:list-item>
            <text:list-item>
              <text:p text:style-name="P3">4 %</text:p>
            </text:list-item>
            <text:list-item>
              <text:p text:style-name="P3">8 %</text:p>
            </text:list-item>
            <text:list-item>
              <text:p text:style-name="P3"><text:span text:style-name="T2">10 %</text:span></text:p>
            </text:list-item>
            <text:list-item>
              <text:p text:style-name="P3">15 %</text:p>
            </text:list-item>
          </text:list>
        </text:list-item>
        <text:list-item>
          <text:p text:style-name="P3">How many Thai are living in the UK?</text:p>
          <text:list>
            <text:list-item>
              <text:p text:style-name="P3">10,000</text:p>
            </text:list-item>
            <text:list-item>
              <text:p text:style-name="P3">15,000</text:p>
            </text:list-item>
            <text:list-item>
              <text:p text:style-name="P3">25,000</text:p>
            </text:list-item>
            <text:list-item>
              <text:p text:style-name="P3"><text:span text:style-name="T2">50,000</text:span></text:p>
            </text:list-item>
            <text:list-item>
              <text:p text:style-name="P3">75,000</text:p>
            </text:list-item>
          </text:list>
        </text:list-item>
        <text:list-item>
          <text:p text:style-name="P3">How many Japanese become Christians overseas every year?</text:p>
          <text:list>
            <text:list-item>
              <text:p text:style-name="P3">50</text:p>
            </text:list-item>
            <text:list-item>
              <text:p text:style-name="P3">150</text:p>
            </text:list-item>
            <text:list-item>
              <text:p text:style-name="P3">500</text:p>
            </text:list-item>
            <text:list-item>
              <text:p text:style-name="P3">900</text:p>
            </text:list-item>
            <text:list-item>
              <text:p text:style-name="P3"><text:span text:style-name="T2">1600</text:span></text:p>
            </text:list-item>
          </text:list>
        </text:list-item>
        <text:list-item>
          <text:p text:style-name="P3">For every 100,000 Mainland Chinese that leave China every year how many return as Christians?</text:p>
          <text:list>
            <text:list-item>
              <text:p text:style-name="P3">1%</text:p>
            </text:list-item>
            <text:list-item>
              <text:p text:style-name="P3">2%</text:p>
            </text:list-item>
            <text:list-item>
              <text:p text:style-name="P3">5%</text:p>
            </text:list-item>
            <text:list-item>
              <text:p text:style-name="P3">8%</text:p>
            </text:list-item>
            <text:list-item>
              <text:p text:style-name="P3"><text:span text:style-name="T2">10%</text:span></text:p>
            </text:list-item>
          </text:list>
        </text:list-item>
        <text:list-item>
          <text:p text:style-name="P3">What does the term Diaspora mean?</text:p>
          <text:list>
            <text:list-item>
              <text:p text:style-name="P3">A contagious disease</text:p>
            </text:list-item>
            <text:list-item>
              <text:p text:style-name="P3"><text:span text:style-name="T2">Scattered <text:s/></text:span>(<text:span text:style-name="T5">we are referring to the fact of leaving one’s homeland and being on the move (voluntary or involuntary migration/immigration) of an individual or a people group,)</text:span></text:p>
            </text:list-item>
            <text:list-item>
              <text:p text:style-name="P3">Jewish people</text:p>
            </text:list-item>
            <text:list-item>
              <text:p text:style-name="P3">Chinese people</text:p>
            </text:list-item>
            <text:list-item>
              <text:p text:style-name="P3">A method of plant reproduction</text:p>
            </text:list-item>
          </text:list>
        </text:list-item>
        <text:list-item>
          <text:p text:style-name="P3">Which of the following bible characters were living as part of a diaspora community? <text:s/></text:p>
          <text:list>
            <text:list-item>
              <text:p text:style-name="P3"><text:soft-page-break/><text:span text:style-name="T5">Abraham &amp; Joseph</text:span></text:p>
            </text:list-item>
            <text:list-item>
              <text:p text:style-name="P3"><text:span text:style-name="T5">Joseph &amp; Jacob<text:tab/></text:span></text:p>
            </text:list-item>
            <text:list-item>
              <text:p text:style-name="P3"><text:span text:style-name="T5">Abraham, Joseph <text:s/>&amp; Daniel</text:span></text:p>
            </text:list-item>
            <text:list-item>
              <text:p text:style-name="P3"><text:span text:style-name="T3">Abraham, Joseph, Jacob, Moses &amp; Daniel</text:span></text:p>
            </text:list-item>
            <text:list-item>
              <text:p text:style-name="P5"><text:span text:style-name="T5">none</text:span></text:p>
            </text:list-item>
          </text:list>
        </text:list-item>
        <text:list-item>
          <text:p text:style-name="P3">Which of the following reasons are true for people being pushed into a situation where they become part of the worlds Diaspora population?</text:p>
          <text:list>
            <text:list-item>
              <text:p text:style-name="P4"><text:span text:style-name="T5">Wealth &amp; health in countries of desirable destination</text:span></text:p>
            </text:list-item>
            <text:list-item>
              <text:p text:style-name="P4"><text:span text:style-name="T5">Political persecution and abuse of power, e.g. exploitation of women &amp; children</text:span></text:p>
            </text:list-item>
            <text:list-item>
              <text:p text:style-name="P4"><text:span text:style-name="T5">Natural disaster</text:span></text:p>
            </text:list-item>
            <text:list-item>
              <text:p text:style-name="P4"><text:span text:style-name="T5">Manmade disasters: accident, pollution, social isolation, psychological stress, etc.</text:span></text:p>
            </text:list-item>
            <text:list-item>
              <text:p text:style-name="P4"><text:span text:style-name="T4">All of the above</text:span></text:p>
            </text:list-item>
          </text:list>
        </text:list-item>
        <text:list-item>
          <text:p text:style-name="P4"><text:span text:style-name="T5">Each Diaspora group provides</text:span><text:bookmark text:name="_GoBack"/><text:span text:style-name="T5">...</text:span></text:p>
          <text:list>
            <text:list-item>
              <text:p text:style-name="P4"><text:span text:style-name="T3">both a potential mission force and an accessible mission field</text:span></text:p>
            </text:list-item>
            <text:list-item>
              <text:p text:style-name="P4">a potential mission force</text:p>
            </text:list-item>
            <text:list-item>
              <text:p text:style-name="P4"><text:span text:style-name="T6">neither a potential mission force nor an accessible mission field</text:span></text:p>
            </text:list-item>
            <text:list-item>
              <text:p text:style-name="P6"><text:span text:style-name="T5">an accessible mission field</text:span></text:p>
            </text:list-item>
            <text:list-item>
              <text:p text:style-name="P6"><text:span text:style-name="T5">either a potential mission force or an accessible mission field</text:span></text:p>
            </text:list-item>
          </text:list>
        </text:list-item>
        <text:list-item>
          <text:p text:style-name="P3">Which country has the greatest population of Japanese living there?</text:p>
          <text:list>
            <text:list-item>
              <text:p text:style-name="P3">USA</text:p>
            </text:list-item>
            <text:list-item>
              <text:p text:style-name="P3">UK </text:p>
            </text:list-item>
            <text:list-item>
              <text:p text:style-name="P3"><text:span text:style-name="T2">Brazil (1.5 million)</text:span></text:p>
            </text:list-item>
            <text:list-item>
              <text:p text:style-name="P3">South Korea</text:p>
            </text:list-item>
            <text:list-item>
              <text:p text:style-name="P3">Sweden</text:p>
            </text:list-item>
          </text:list>
        </text:list-item>
        <text:list-item>
          <text:p text:style-name="P3">How many Iranians live in the USA</text:p>
          <text:list>
            <text:list-item>
              <text:p text:style-name="P3"><text:span text:style-name="T2">280,000</text:span></text:p>
            </text:list-item>
            <text:list-item>
              <text:p text:style-name="P3">300,000</text:p>
            </text:list-item>
            <text:list-item>
              <text:p text:style-name="P3">530,000</text:p>
            </text:list-item>
            <text:list-item>
              <text:p text:style-name="P3">740,000</text:p>
            </text:list-item>
            <text:list-item>
              <text:p text:style-name="P3">100,000</text:p>
            </text:list-item>
          </text:list>
        </text:list-item>
        <text:list-item>
          <text:p text:style-name="P3">What is the best way to reach the many diaspora in the UK? <text:s/></text:p>
          <text:list>
            <text:list-item>
              <text:p text:style-name="P3">Being a good friend</text:p>
            </text:list-item>
            <text:list-item>
              <text:p text:style-name="P3">Inviting people for a coffee or a meal</text:p>
            </text:list-item>
            <text:list-item>
              <text:p text:style-name="P3">Offering to show them some local sights</text:p>
            </text:list-item>
            <text:list-item>
              <text:p text:style-name="P3">Inviting them to church at Christmas</text:p>
            </text:list-item>
            <text:list-item>
              <text:p text:style-name="P3"><text:span text:style-name="T2">All of the above</text:span></text:p>
            </text:list-item>
          </text:list>
        </text:list-item>
        <text:list-item>
          <text:p text:style-name="P3">Which is the most linguistically diverse city in the world?</text:p>
          <text:list>
            <text:list-item>
              <text:p text:style-name="P3">New York</text:p>
            </text:list-item>
            <text:list-item>
              <text:p text:style-name="P3"><text:span text:style-name="T2">London</text:span></text:p>
            </text:list-item>
            <text:list-item>
              <text:p text:style-name="P3">Sydney</text:p>
            </text:list-item>
            <text:list-item>
              <text:p text:style-name="P3">Berlin</text:p>
            </text:list-item>
            <text:list-item>
              <text:p text:style-name="P3">Toronto</text:p>
            </text:list-item>
          </text:list>
        </text:list-item>
        <text:list-item>
          <text:p text:style-name="P3">How many languages are spoken in London?</text:p>
          <text:list>
            <text:list-item>
              <text:p text:style-name="P3">50</text:p>
            </text:list-item>
            <text:list-item>
              <text:p text:style-name="P3">75</text:p>
            </text:list-item>
            <text:list-item>
              <text:p text:style-name="P3">130</text:p>
            </text:list-item>
            <text:list-item>
              <text:p text:style-name="P3"><text:span text:style-name="T2">250</text:span></text:p>
            </text:list-item>
            <text:list-item>
              <text:p text:style-name="P3">320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sans-serif" svg:font-family="sans-serif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yn Kemp</meta:initial-creator>
    <dc:creator>Carolyn Kemp</dc:creator>
    <meta:editing-cycles>3</meta:editing-cycles>
    <meta:creation-date>2012-06-28T19:45:00</meta:creation-date>
    <dc:date>2012-06-29T12:39:00</dc:date>
    <meta:editing-duration>PT1M2S</meta:editing-duration>
    <meta:generator>LibreOffice/3.5$Windows_x86 LibreOffice_project/165a79a-7059095-e13bb37-fef39a4-9503d18</meta:generator>
    <meta:document-statistic meta:table-count="0" meta:image-count="0" meta:object-count="0" meta:page-count="2" meta:paragraph-count="92" meta:word-count="491" meta:character-count="239" meta:non-whitespace-character-count="2169"/>
    <meta:user-defined meta:name="AppVersion">14.0000</meta:user-defined>
    <meta:user-defined meta:name="Company">OMF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